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>
    <style:style style:name="Bold" style:family="table-cell" style:display-name="Bold">
      <style:text-properties fo:font-weight="bold"/>
    </style:style>
  </office:automatic-styles>
  <office:body>
    <office:spreadsheet>
      <table:table table:name="Discovery &amp; Monetization">
        <table:table-column/>
        <table:table-column/>
        <table:table-column/>
        <table:table-column/>
        <table:table-column/>
        <table:table-row>
          <table:table-cell>
            <text:p text:style-name="Bold">Strategy</text:p>
          </table:table-cell>
          <table:table-cell>
            <text:p text:style-name="Bold">Approach</text:p>
          </table:table-cell>
          <table:table-cell>
            <text:p text:style-name="Bold">Mystique Impact</text:p>
          </table:table-cell>
          <table:table-cell>
            <text:p text:style-name="Bold">Pros</text:p>
          </table:table-cell>
          <table:table-cell>
            <text:p text:style-name="Bold">Cons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DISCOVERY STRATEGI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IER 1: FULL MYSTIQUE MAINTAINE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ord of Mouth Only</text:p>
          </table:table-cell>
          <table:table-cell>
            <text:p>Tell 5 people, they tell others. No public promotion.</text:p>
          </table:table-cell>
          <table:table-cell>
            <text:p>MINIMAL - Pure organic</text:p>
          </table:table-cell>
          <table:table-cell>
            <text:p>Total mystique preservation. Right audience self-selects.</text:p>
          </table:table-cell>
          <table:table-cell>
            <text:p>Slow growth. May never reach critical mass.</text:p>
          </table:table-cell>
        </table:table-row>
        <table:table-row>
          <table:table-cell>
            <text:p>Cryptic Social Media</text:p>
          </table:table-cell>
          <table:table-cell>
            <text:p>Posts with no explanation: '540.7 MHz / Saturday 8PM' + link</text:p>
          </table:table-cell>
          <table:table-cell>
            <text:p>LOW - Intriguing</text:p>
          </table:table-cell>
          <table:table-cell>
            <text:p>Maintains mystery. Filters for curious people.</text:p>
          </table:table-cell>
          <table:table-cell>
            <text:p>Requires existing following. Easy to ignore.</text:p>
          </table:table-cell>
        </table:table-row>
        <table:table-row>
          <table:table-cell>
            <text:p>Underground Forums</text:p>
          </table:table-cell>
          <table:table-cell>
            <text:p>Post in r/ObscureMedia, r/RetroTV, film Twitter, Letterboxd</text:p>
          </table:table-cell>
          <table:table-cell>
            <text:p>LOW - Contextual</text:p>
          </table:table-cell>
          <table:table-cell>
            <text:p>Pre-qualified audience already interested in content.</text:p>
          </table:table-cell>
          <table:table-cell>
            <text:p>Reddit can be skeptical. Needs careful framing.</text:p>
          </table:table-cell>
        </table:table-row>
        <table:table-row>
          <table:table-cell>
            <text:p>QR Codes in Physical Spaces</text:p>
          </table:table-cell>
          <table:table-cell>
            <text:p>Stickers/posters with just frequency and URL. No explanation.</text:p>
          </table:table-cell>
          <table:table-cell>
            <text:p>MINIMAL - Mystery</text:p>
          </table:table-cell>
          <table:table-cell>
            <text:p>IRL discovery feels special. Guerrilla marketing vibe.</text:p>
          </table:table-cell>
          <table:table-cell>
            <text:p>Limited reach. Location-dependent. Effort intensive.</text:p>
          </table:table-cell>
        </table:table-row>
        <table:table-row>
          <table:table-cell>
            <text:p>Easter Eggs in Other Projects</text:p>
          </table:table-cell>
          <table:table-cell>
            <text:p>Hide references in your blog, other sites you run</text:p>
          </table:table-cell>
          <table:table-cell>
            <text:p>MINIMAL - Hidden</text:p>
          </table:table-cell>
          <table:table-cell>
            <text:p>Rewards existing audience. Organic discovery.</text:p>
          </table:table-cell>
          <table:table-cell>
            <text:p>Only works if you have other platforms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IER 2: SLIGHT MYSTIQUE COMPROMIS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hemed Subreddits</text:p>
          </table:table-cell>
          <table:table-cell>
            <text:p>r/ObscureMedia, r/Documentaries, r/obscuremedia, r/ControlProblem</text:p>
          </table:table-cell>
          <table:table-cell>
            <text:p>MEDIUM - Some explanation needed</text:p>
          </table:table-cell>
          <table:table-cell>
            <text:p>Targeted to people who already care. Can go deep in comments.</text:p>
          </table:table-cell>
          <table:table-cell>
            <text:p>Requires explaining what it is. Can't be too cryptic.</text:p>
          </table:table-cell>
        </table:table-row>
        <table:table-row>
          <table:table-cell>
            <text:p>Archive.org Forums</text:p>
          </table:table-cell>
          <table:table-cell>
            <text:p>Post where people already dig through Prelinger/NFB</text:p>
          </table:table-cell>
          <table:table-cell>
            <text:p>LOW-MEDIUM - Right context</text:p>
          </table:table-cell>
          <table:table-cell>
            <text:p>Audience already understands the content world.</text:p>
          </table:table-cell>
          <table:table-cell>
            <text:p>Small community. Older demographic.</text:p>
          </table:table-cell>
        </table:table-row>
        <table:table-row>
          <table:table-cell>
            <text:p>Film Festival Submission</text:p>
          </table:table-cell>
          <table:table-cell>
            <text:p>Web/New Media categories. Sundance New Frontier, etc.</text:p>
          </table:table-cell>
          <table:table-cell>
            <text:p>MEDIUM - Institutional</text:p>
          </table:table-cell>
          <table:table-cell>
            <text:p>Legitimacy. Press coverage. Curator attention.</text:p>
          </table:table-cell>
          <table:table-cell>
            <text:p>Entry fees. Long lead time. May not fit categories.</text:p>
          </table:table-cell>
        </table:table-row>
        <table:table-row>
          <table:table-cell>
            <text:p>Metafilter / Hacker News</text:p>
          </table:table-cell>
          <table:table-cell>
            <text:p>One cryptic post, let discussion build organically</text:p>
          </table:table-cell>
          <table:table-cell>
            <text:p>MEDIUM - Needs hook</text:p>
          </table:table-cell>
          <table:table-cell>
            <text:p>Tech-savvy audience appreciates concept. Can go viral.</text:p>
          </table:table-cell>
          <table:table-cell>
            <text:p>HN can be harsh. Needs perfect framing. One shot only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IER 3: MORE EXPOSURE, LESS MYSTE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YouTube Teaser (Not Full Stream)</text:p>
          </table:table-cell>
          <table:table-cell>
            <text:p>Short video explaining concept, directing to site</text:p>
          </table:table-cell>
          <table:table-cell>
            <text:p>HIGH - Reveals too much</text:p>
          </table:table-cell>
          <table:table-cell>
            <text:p>YouTube algorithm. Searchable. Explainer format.</text:p>
          </table:table-cell>
          <table:table-cell>
            <text:p>Kills mystery. Becomes 'content about content.'</text:p>
          </table:table-cell>
        </table:table-row>
        <table:table-row>
          <table:table-cell>
            <text:p>Press Coverage</text:p>
          </table:table-cell>
          <table:table-cell>
            <text:p>Pitch to Boing Boing, Kottke, Waxy, Creators, The Verge</text:p>
          </table:table-cell>
          <table:table-cell>
            <text:p>HIGH - Requires explanation</text:p>
          </table:table-cell>
          <table:table-cell>
            <text:p>Major exposure. Legitimacy. Traffic spike.</text:p>
          </table:table-cell>
          <table:table-cell>
            <text:p>Press wants explanation. Ruins discovery. One-time spike.</text:p>
          </table:table-cell>
        </table:table-row>
        <table:table-row>
          <table:table-cell>
            <text:p>Art/Tech Blogs</text:p>
          </table:table-cell>
          <table:table-cell>
            <text:p>Pitching as 'internet art project'</text:p>
          </table:table-cell>
          <table:table-cell>
            <text:p>HIGH - Academic framing</text:p>
          </table:table-cell>
          <table:table-cell>
            <text:p>Positioned as art. Documented. Portfolio piece.</text:p>
          </table:table-cell>
          <table:table-cell>
            <text:p>Becomes self-conscious. Loses edge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ECOMMENDED DISCOVERY PHAS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hase 1 (Month 1-3)</text:p>
          </table:table-cell>
          <table:table-cell>
            <text:p>Tier 1 only: Word of mouth + cryptic social posts</text:p>
          </table:table-cell>
          <table:table-cell>
            <text:p>Full mystique</text:p>
          </table:table-cell>
          <table:table-cell>
            <text:p>Builds core of true believers. Tests concept. Low pressure.</text:p>
          </table:table-cell>
          <table:table-cell>
            <text:p>Slow growth. May cap at 10-15 regulars.</text:p>
          </table:table-cell>
        </table:table-row>
        <table:table-row>
          <table:table-cell>
            <text:p>Phase 2 (Month 4-6)</text:p>
          </table:table-cell>
          <table:table-cell>
            <text:p>Add Tier 2: Selective Reddit posts, Archive.org forums</text:p>
          </table:table-cell>
          <table:table-cell>
            <text:p>Mystique intact</text:p>
          </table:table-cell>
          <table:table-cell>
            <text:p>Reaches niche audiences. Still self-selecting.</text:p>
          </table:table-cell>
          <table:table-cell>
            <text:p>Requires more explanation than ideal.</text:p>
          </table:table-cell>
        </table:table-row>
        <table:table-row>
          <table:table-cell>
            <text:p>Phase 3 (Month 7+)</text:p>
          </table:table-cell>
          <table:table-cell>
            <text:p>Consider Tier 3 IF concept proven and audience wants more</text:p>
          </table:table-cell>
          <table:table-cell>
            <text:p>Mystique compromised</text:p>
          </table:table-cell>
          <table:table-cell>
            <text:p>Can scale. Documented. Becomes 'a thing.'</text:p>
          </table:table-cell>
          <table:table-cell>
            <text:p>Changes nature of project. No going back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ONETIZATION STRATEGI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A. NO MONETIZATION (PURE ART)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ure Art Project</text:p>
          </table:table-cell>
          <table:table-cell>
            <text:p>You pay ~$20/month hosting. No revenue. No asks.</text:p>
          </table:table-cell>
          <table:table-cell>
            <text:p>ZERO IMPACT - Pure</text:p>
          </table:table-cell>
          <table:table-cell>
            <text:p>Complete artistic integrity. No compromise. Simple.</text:p>
          </table:table-cell>
          <table:table-cell>
            <text:p>You pay forever. Not sustainable long-term. $240/year.</text:p>
          </table:table-cell>
        </table:table-row>
        <table:table-row>
          <table:table-cell>
            <text:p>Personal Portfolio Piece</text:p>
          </table:table-cell>
          <table:table-cell>
            <text:p>Free project that demonstrates skills for other work</text:p>
          </table:table-cell>
          <table:table-cell>
            <text:p>ZERO IMPACT</text:p>
          </table:table-cell>
          <table:table-cell>
            <text:p>Career value. Proof of concept. Creative freedom.</text:p>
          </table:table-cell>
          <table:table-cell>
            <text:p>Indirect revenue only. Doesn't pay for itself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. CRYPTIC DONATION (MINIMAL INTRUSION)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idden Support Page</text:p>
          </table:table-cell>
          <table:table-cell>
            <text:p>transmissionhypothesis.com/support - never linked from UI</text:p>
          </table:table-cell>
          <table:table-cell>
            <text:p>MINIMAL - If never promoted</text:p>
          </table:table-cell>
          <table:table-cell>
            <text:p>Only true believers find it. Maintains fiction.</text:p>
          </table:table-cell>
          <table:table-cell>
            <text:p>Tiny donations. Unpredictable. Maybe $50-200/year.</text:p>
          </table:table-cell>
        </table:table-row>
        <table:table-row>
          <table:table-cell>
            <text:p>Cryptic Framing</text:p>
          </table:table-cell>
          <table:table-cell>
            <text:p>Page just says: 'OPERATIONAL COSTS' + wallet addresses</text:p>
          </table:table-cell>
          <table:table-cell>
            <text:p>LOW - Stays in character</text:p>
          </table:table-cell>
          <table:table-cell>
            <text:p>Keeps mysterious vibe. Feels like supporting infrastructure.</text:p>
          </table:table-cell>
          <table:table-cell>
            <text:p>Unclear call to action. Most won't donate.</text:p>
          </table:table-cell>
        </table:table-row>
        <table:table-row>
          <table:table-cell>
            <text:p>Bitcoin/Crypto Only</text:p>
          </table:table-cell>
          <table:table-cell>
            <text:p>Even more obscure. Only crypto addresses listed.</text:p>
          </table:table-cell>
          <table:table-cell>
            <text:p>MINIMAL - Very underground</text:p>
          </table:table-cell>
          <table:table-cell>
            <text:p>Matches aesthetic. Anonymous. Tech-savvy audience.</text:p>
          </table:table-cell>
          <table:table-cell>
            <text:p>Limits donor pool. Volatile. Complicated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. PATREON / KO-FI (MEDIUM COMPROMISE)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atreon - Basic</text:p>
          </table:table-cell>
          <table:table-cell>
            <text:p>External platform. Link in About section only.</text:p>
          </table:table-cell>
          <table:table-cell>
            <text:p>MEDIUM - Introduces commerce</text:p>
          </table:table-cell>
          <table:table-cell>
            <text:p>Recurring revenue. Platform handles everything.</text:p>
          </table:table-cell>
          <table:table-cell>
            <text:p>Breaks fourth wall. Requires explaining value.</text:p>
          </table:table-cell>
        </table:table-row>
        <table:table-row>
          <table:table-cell>
            <text:p>Framing: Signal Maintenance</text:p>
          </table:table-cell>
          <table:table-cell>
            <text:p>'Support continued transmission monitoring' not 'support the creator'</text:p>
          </table:table-cell>
          <table:table-cell>
            <text:p>MEDIUM - But in character</text:p>
          </table:table-cell>
          <table:table-cell>
            <text:p>Stays somewhat in fiction. Clear purpose.</text:p>
          </table:table-cell>
          <table:table-cell>
            <text:p>Still obviously commerce. Patreon UI is corporate.</text:p>
          </table:table-cell>
        </table:table-row>
        <table:table-row>
          <table:table-cell>
            <text:p>Rewards: Early Access</text:p>
          </table:table-cell>
          <table:table-cell>
            <text:p>Supporters get early access to protocols, archived transmissions</text:p>
          </table:table-cell>
          <table:table-cell>
            <text:p>MEDIUM-HIGH - Creates tiers</text:p>
          </table:table-cell>
          <table:table-cell>
            <text:p>Value proposition. Recurring motivation.</text:p>
          </table:table-cell>
          <table:table-cell>
            <text:p>Two-tier audience. Exclusivity conflicts with mystique.</text:p>
          </table:table-cell>
        </table:table-row>
        <table:table-row>
          <table:table-cell>
            <text:p>Ko-fi One-Time Tips</text:p>
          </table:table-cell>
          <table:table-cell>
            <text:p>Simpler than Patreon. Just one-time 'coffee' tips.</text:p>
          </table:table-cell>
          <table:table-cell>
            <text:p>MEDIUM - Less formal</text:p>
          </table:table-cell>
          <table:table-cell>
            <text:p>Lower commitment. Simple. Less invasive than subscription.</text:p>
          </table:table-cell>
          <table:table-cell>
            <text:p>Inconsistent revenue. Still breaks character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D. YOUTUBE SIMULCAST (DUAL PLATFORM)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rimary: Your Site (Pure)</text:p>
          </table:table-cell>
          <table:table-cell>
            <text:p>Ad-free, 20 seats, full mystique, primary experience</text:p>
          </table:table-cell>
          <table:table-cell>
            <text:p>ZERO on your site</text:p>
          </table:table-cell>
          <table:table-cell>
            <text:p>Your site stays pure. Total control.</text:p>
          </table:table-cell>
          <table:table-cell>
            <text:p>Need to maintain two streams.</text:p>
          </table:table-cell>
        </table:table-row>
        <table:table-row>
          <table:table-cell>
            <text:p>Secondary: YouTube Relay</text:p>
          </table:table-cell>
          <table:table-cell>
            <text:p>Unlimited viewers, YouTube ads, degraded experience</text:p>
          </table:table-cell>
          <table:table-cell>
            <text:p>CONTAINED - Only on YouTube</text:p>
          </table:table-cell>
          <table:table-cell>
            <text:p>YouTube monetization. Discovery. Infrastructure free.</text:p>
          </table:table-cell>
          <table:table-cell>
            <text:p>Takes months to monetize. Chat ruins vibe. Different audience.</text:p>
          </table:table-cell>
        </table:table-row>
        <table:table-row>
          <table:table-cell>
            <text:p>Positioning</text:p>
          </table:table-cell>
          <table:table-cell>
            <text:p>YouTube description: 'Degraded signal relay. Primary: [your URL]'</text:p>
          </table:table-cell>
          <table:table-cell>
            <text:p>LOW - If framed right</text:p>
          </table:table-cell>
          <table:table-cell>
            <text:p>Drives traffic to 'real' thing. YouTube = advertisement for site.</text:p>
          </table:table-cell>
          <table:table-cell>
            <text:p>YouTube might become more popular. Tail wags dog.</text:p>
          </table:table-cell>
        </table:table-row>
        <table:table-row>
          <table:table-cell>
            <text:p>YouTube Restrictions</text:p>
          </table:table-cell>
          <table:table-cell>
            <text:p>Disable chat. Disable comments. Just stream.</text:p>
          </table:table-cell>
          <table:table-cell>
            <text:p>Helps maintain vibe</text:p>
          </table:table-cell>
          <table:table-cell>
            <text:p>Reduces noise. More broadcast-like.</text:p>
          </table:table-cell>
          <table:table-cell>
            <text:p>Less engagement. YouTube algo might not promote.</text:p>
          </table:table-cell>
        </table:table-row>
        <table:table-row>
          <table:table-cell>
            <text:p>Content Warnings</text:p>
          </table:table-cell>
          <table:table-cell>
            <text:p>YouTube may flag numbers stations as spam, violent archival footage</text:p>
          </table:table-cell>
          <table:table-cell>
            <text:p>N/A - Technical issue</text:p>
          </table:table-cell>
          <table:table-cell>
            <text:p>Need to be careful with content selection for YT.</text:p>
          </table:table-cell>
          <table:table-cell>
            <text:p>May get copyright strikes. Manual review needed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E. SPONSORED TRANSMISSIONS (ARTFUL)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eal Vintage Ads</text:p>
          </table:table-cell>
          <table:table-cell>
            <text:p>Continue using public domain commercials - free</text:p>
          </table:table-cell>
          <table:table-cell>
            <text:p>ZERO - Already planned</text:p>
          </table:table-cell>
          <table:table-cell>
            <text:p>Part of aesthetic. No new revenue but no cost.</text:p>
          </table:table-cell>
          <table:table-cell>
            <text:p>No revenue from these.</text:p>
          </table:table-cell>
        </table:table-row>
        <table:table-row>
          <table:table-cell>
            <text:p>New Retro-Style Sponsors</text:p>
          </table:table-cell>
          <table:table-cell>
            <text:p>Companies pay to create period-accurate sponsored content</text:p>
          </table:table-cell>
          <table:table-cell>
            <text:p>MEDIUM-HIGH - If done wrong</text:p>
          </table:table-cell>
          <table:table-cell>
            <text:p>Revenue. Could be cool if executed perfectly.</text:p>
          </table:table-cell>
          <table:table-cell>
            <text:p>Very hard to find right sponsors. Easy to ruin vibe.</text:p>
          </table:table-cell>
        </table:table-row>
        <table:table-row>
          <table:table-cell>
            <text:p>Framing</text:p>
          </table:table-cell>
          <table:table-cell>
            <text:p>'SPONSORED TRANSMISSION' title card before ad</text:p>
          </table:table-cell>
          <table:table-cell>
            <text:p>MEDIUM - Transparent</text:p>
          </table:table-cell>
          <table:table-cell>
            <text:p>Honest. Stays in aesthetic language.</text:p>
          </table:table-cell>
          <table:table-cell>
            <text:p>Still commerce. Hard to find sponsors willing to match aesthetic.</text:p>
          </table:table-cell>
        </table:table-row>
        <table:table-row>
          <table:table-cell>
            <text:p>Aesthetic Requirements</text:p>
          </table:table-cell>
          <table:table-cell>
            <text:p>Must match VHS grain, sincere tone, retro style</text:p>
          </table:table-cell>
          <table:table-cell>
            <text:p>Depends on execution</text:p>
          </table:table-cell>
          <table:table-cell>
            <text:p>Could enhance if done right. Feels period-appropriate.</text:p>
          </table:table-cell>
          <table:table-cell>
            <text:p>Most modern brands can't/won't do this. Time intensive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ONETIZATION TIMELIN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hase 1: Launch (Month 1-3)</text:p>
          </table:table-cell>
          <table:table-cell>
            <text:p>NO MONETIZATION. Prove concept. Build audience.</text:p>
          </table:table-cell>
          <table:table-cell>
            <text:p>Pure</text:p>
          </table:table-cell>
          <table:table-cell>
            <text:p>Focus on quality. No distractions. Test if it works.</text:p>
          </table:table-cell>
          <table:table-cell>
            <text:p>You pay $20-60 total. Affordable experiment.</text:p>
          </table:table-cell>
        </table:table-row>
        <table:table-row>
          <table:table-cell>
            <text:p>Phase 2: Support Page (Month 4-6)</text:p>
          </table:table-cell>
          <table:table-cell>
            <text:p>Add hidden /support page. Never promote. See if anyone donates.</text:p>
          </table:table-cell>
          <table:table-cell>
            <text:p>Minimal if never mentioned</text:p>
          </table:table-cell>
          <table:table-cell>
            <text:p>Test if true believers will support. No pressure.</text:p>
          </table:table-cell>
          <table:table-cell>
            <text:p>Probably makes $0-50. Minimal impact.</text:p>
          </table:table-cell>
        </table:table-row>
        <table:table-row>
          <table:table-cell>
            <text:p>Phase 3: Decision Point (Month 7+)</text:p>
          </table:table-cell>
          <table:table-cell>
            <text:p>IF audience exists: YouTube simulcast OR Patreon OR stay pure</text:p>
          </table:table-cell>
          <table:table-cell>
            <text:p>Variable</text:p>
          </table:table-cell>
          <table:table-cell>
            <text:p>Revenue possible if audience is there.</text:p>
          </table:table-cell>
          <table:table-cell>
            <text:p>Must choose: scale + money or stay small + pure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EALISTIC FINANCIAL PROJECTION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onthly Hosting Costs</text:p>
          </table:table-cell>
          <table:table-cell>
            <text:p>VPS for streaming: $10-40/month depending on bandwidth</text:p>
          </table:table-cell>
          <table:table-cell>
            <text:p>N/A</text:p>
          </table:table-cell>
          <table:table-cell>
            <text:p>Predictable. Scalable.</text:p>
          </table:table-cell>
          <table:table-cell>
            <text:p>Ongoing cost even with 0 viewers.</text:p>
          </table:table-cell>
        </table:table-row>
        <table:table-row>
          <table:table-cell>
            <text:p>Storage Costs</text:p>
          </table:table-cell>
          <table:table-cell>
            <text:p>100GB-500GB for content library: Included in VPS or +$5-10</text:p>
          </table:table-cell>
          <table:table-cell>
            <text:p>N/A</text:p>
          </table:table-cell>
          <table:table-cell>
            <text:p>Archive.org content doesn't need hosting. Only your micro-transmissions.</text:p>
          </table:table-cell>
          <table:table-cell>
            <text:p>Grows over time.</text:p>
          </table:table-cell>
        </table:table-row>
        <table:table-row>
          <table:table-cell>
            <text:p>Bandwidth</text:p>
          </table:table-cell>
          <table:table-cell>
            <text:p>20 concurrent viewers at 5Mbps = 100Mbps burst. Most VPS handle this.</text:p>
          </table:table-cell>
          <table:table-cell>
            <text:p>N/A</text:p>
          </table:table-cell>
          <table:table-cell>
            <text:p>20-seat limit keeps this manageable.</text:p>
          </table:table-cell>
          <table:table-cell>
            <text:p>If you add YouTube, they handle their bandwidth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evenue: Hidden Donations</text:p>
          </table:table-cell>
          <table:table-cell>
            <text:p>Optimistic: $10-50/month. Realistic: $0-20/month.</text:p>
          </table:table-cell>
          <table:table-cell>
            <text:p>N/A</text:p>
          </table:table-cell>
          <table:table-cell>
            <text:p>Covers some hosting. No pressure.</text:p>
          </table:table-cell>
          <table:table-cell>
            <text:p>Unreliable. Can't count on it.</text:p>
          </table:table-cell>
        </table:table-row>
        <table:table-row>
          <table:table-cell>
            <text:p>Revenue: Patreon</text:p>
          </table:table-cell>
          <table:table-cell>
            <text:p>After 6 months, if 20 regulars, maybe 5 become $5/month patrons = $25/month</text:p>
          </table:table-cell>
          <table:table-cell>
            <text:p>N/A</text:p>
          </table:table-cell>
          <table:table-cell>
            <text:p>Could cover hosting. Recurring.</text:p>
          </table:table-cell>
          <table:table-cell>
            <text:p>Takes time to build. Requires value proposition.</text:p>
          </table:table-cell>
        </table:table-row>
        <table:table-row>
          <table:table-cell>
            <text:p>Revenue: YouTube</text:p>
          </table:table-cell>
          <table:table-cell>
            <text:p>Need 1000 subs + 4000 watch hours to monetize. Then ~$2-5 per 1000 views.</text:p>
          </table:table-cell>
          <table:table-cell>
            <text:p>N/A</text:p>
          </table:table-cell>
          <table:table-cell>
            <text:p>Could eventually make $50-200/month if successful.</text:p>
          </table:table-cell>
          <table:table-cell>
            <text:p>Takes 6-12 months minimum to qualify. Very slow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RUTAL TRUTH: MOST ART DOESN'T PA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eality Check</text:p>
          </table:table-cell>
          <table:table-cell>
            <text:p>This will probably cost you $20/month and make $0-50/month for first year.</text:p>
          </table:table-cell>
          <table:table-cell>
            <text:p>N/A</text:p>
          </table:table-cell>
          <table:table-cell>
            <text:p>Honest assessment helps planning.</text:p>
          </table:table-cell>
          <table:table-cell>
            <text:p>May never be profitable.</text:p>
          </table:table-cell>
        </table:table-row>
        <table:table-row>
          <table:table-cell>
            <text:p>Alternative Framing</text:p>
          </table:table-cell>
          <table:table-cell>
            <text:p>Portfolio piece. Demonstration of skills. Creative outlet. Not a business.</text:p>
          </table:table-cell>
          <table:table-cell>
            <text:p>Removes pressure</text:p>
          </table:table-cell>
          <table:table-cell>
            <text:p>Sustainable as hobby. Career benefits. Artistic freedom.</text:p>
          </table:table-cell>
          <table:table-cell>
            <text:p>Won't pay bills. Opportunity cost of time.</text:p>
          </table:table-cell>
        </table:table-row>
        <table:table-row>
          <table:table-cell>
            <text:p>Long-term Sustainability</text:p>
          </table:table-cell>
          <table:table-cell>
            <text:p>Year 2+: If it works, YouTube/Patreon could offset costs. If not, shut down or accept cost.</text:p>
          </table:table-cell>
          <table:table-cell>
            <text:p>N/A</text:p>
          </table:table-cell>
          <table:table-cell>
            <text:p>Give it deadline. Don't hemorrhage money forever.</text:p>
          </table:table-cell>
          <table:table-cell>
            <text:p>Sunk cost fallacy risk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ECOMMENDATION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Discovery: Start Tier 1</text:p>
          </table:table-cell>
          <table:table-cell>
            <text:p>Word of mouth + cryptic social only for first 3 months</text:p>
          </table:table-cell>
          <table:table-cell>
            <text:p>Maintains mystique</text:p>
          </table:table-cell>
          <table:table-cell>
            <text:p>Right audience. Low pressure. Pure concept test.</text:p>
          </table:table-cell>
          <table:table-cell>
            <text:p>Slow growth but that's okay.</text:p>
          </table:table-cell>
        </table:table-row>
        <table:table-row>
          <table:table-cell>
            <text:p>Monetization: Start $0</text:p>
          </table:table-cell>
          <table:table-cell>
            <text:p>You pay hosting for first 3 months. It's an experiment.</text:p>
          </table:table-cell>
          <table:table-cell>
            <text:p>Zero compromise</text:p>
          </table:table-cell>
          <table:table-cell>
            <text:p>Artistic freedom. No distractions.</text:p>
          </table:table-cell>
          <table:table-cell>
            <text:p>Out of pocket but small ($60 total).</text:p>
          </table:table-cell>
        </table:table-row>
        <table:table-row>
          <table:table-cell>
            <text:p>Month 4-6: Add Support Page</text:p>
          </table:table-cell>
          <table:table-cell>
            <text:p>Hidden, cryptic, never promoted. See what happens.</text:p>
          </table:table-cell>
          <table:table-cell>
            <text:p>Minimal impact</text:p>
          </table:table-cell>
          <table:table-cell>
            <text:p>Tests if anyone cares enough to support.</text:p>
          </table:table-cell>
          <table:table-cell>
            <text:p>Probably makes nothing but doesn't hurt.</text:p>
          </table:table-cell>
        </table:table-row>
        <table:table-row>
          <table:table-cell>
            <text:p>Month 7+: YouTube Decision</text:p>
          </table:table-cell>
          <table:table-cell>
            <text:p>IF you have 20 regulars AND want to scale: YouTube simulcast</text:p>
          </table:table-cell>
          <table:table-cell>
            <text:p>Contained on YouTube</text:p>
          </table:table-cell>
          <table:table-cell>
            <text:p>Revenue path. Discovery. Scales.</text:p>
          </table:table-cell>
          <table:table-cell>
            <text:p>Changes project nature. No going back.</text:p>
          </table:table-cell>
        </table:table-row>
        <table:table-row>
          <table:table-cell>
            <text:p>Alternative: Stay Small</text:p>
          </table:table-cell>
          <table:table-cell>
            <text:p>20 seats. Word of mouth. $20/month cost. Pure art.</text:p>
          </table:table-cell>
          <table:table-cell>
            <text:p>Perfect mystique</text:p>
          </table:table-cell>
          <table:table-cell>
            <text:p>Artistic integrity. Sustainable as hobby.</text:p>
          </table:table-cell>
          <table:table-cell>
            <text:p>Never makes money but that's okay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HE MYSTIQUE/MONEY TRADEOFF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aximum Mystique</text:p>
          </table:table-cell>
          <table:table-cell>
            <text:p>No monetization. No promotion. Word of mouth only. 20 seats forever.</text:p>
          </table:table-cell>
          <table:table-cell>
            <text:p>PURE</text:p>
          </table:table-cell>
          <table:table-cell>
            <text:p>Artistic perfection. Cult following.</text:p>
          </table:table-cell>
          <table:table-cell>
            <text:p>Costs you $240/year forever.</text:p>
          </table:table-cell>
        </table:table-row>
        <table:table-row>
          <table:table-cell>
            <text:p>Balanced Approach</text:p>
          </table:table-cell>
          <table:table-cell>
            <text:p>Your site pure. Hidden support page. YouTube as 'relay' after 6 months.</text:p>
          </table:table-cell>
          <table:table-cell>
            <text:p>GOOD - Site stays pure</text:p>
          </table:table-cell>
          <table:table-cell>
            <text:p>Revenue possible. Site untouched. YouTube separate.</text:p>
          </table:table-cell>
          <table:table-cell>
            <text:p>Dual audiences. More work.</text:p>
          </table:table-cell>
        </table:table-row>
        <table:table-row>
          <table:table-cell>
            <text:p>Maximum Revenue</text:p>
          </table:table-cell>
          <table:table-cell>
            <text:p>Patreon tiers. YouTube main platform. Sponsored content. Press coverage.</text:p>
          </table:table-cell>
          <table:table-cell>
            <text:p>DESTROYED</text:p>
          </table:table-cell>
          <table:table-cell>
            <text:p>Could make $500-1000/month if successful.</text:p>
          </table:table-cell>
          <table:table-cell>
            <text:p>Becomes regular YouTube channel. Loses all edge.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FINAL THOUGHT</text:p>
          </table:table-cell>
          <table:table-cell>
            <text:p>The 20-seat limit already makes this uncommercial. Embrace that. Make it for the right 20 people, not for money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